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aaf4" officeooo:paragraph-rsid="000e8968"/>
    </style:style>
    <style:style style:name="P2" style:family="paragraph" style:parent-style-name="Text_20_body">
      <style:text-properties officeooo:rsid="000fd3ea" officeooo:paragraph-rsid="000fd3ea"/>
    </style:style>
    <style:style style:name="P3" style:family="paragraph" style:parent-style-name="Text_20_body">
      <style:text-properties fo:font-weight="bold" officeooo:rsid="000fd3ea" officeooo:paragraph-rsid="000fd3ea" style:font-weight-asian="bold" style:font-weight-complex="bold"/>
    </style:style>
    <style:style style:name="P4" style:family="paragraph" style:parent-style-name="Text_20_body">
      <style:text-properties officeooo:paragraph-rsid="000fe2f9"/>
    </style:style>
    <style:style style:name="P5" style:family="paragraph" style:parent-style-name="Text_20_body">
      <style:text-properties officeooo:rsid="0013dd63" officeooo:paragraph-rsid="0013dd63"/>
    </style:style>
    <style:style style:name="P6" style:family="paragraph" style:parent-style-name="Title">
      <style:text-properties officeooo:rsid="000fd3ea" officeooo:paragraph-rsid="000fd3ea"/>
    </style:style>
    <style:style style:name="T1" style:family="text">
      <style:text-properties officeooo:rsid="001b2081"/>
    </style:style>
    <style:style style:name="T2" style:family="text">
      <style:text-properties officeooo:rsid="000fe2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tetutusdokumentti</text:p>
      <text:p text:style-name="P1"/>
      <text:p text:style-name="P1"/>
      <text:p text:style-name="P3">Määrittelydokumentissa tasogeneraattorille tekemääni O-analyysiä:</text:p>
      <text:p text:style-name="P1">Huoneiden generoinnin aikavaativuus riippuu lineaarisesti yritysmäärän suhteen. Täydellisen labyrintin generoinnin aikavaativuus on syvyyssuuntaisen läpikäynnin aikavaativuus eli O(|V|+|E|) <text:span text:style-name="T1">jossa V on kartan korkeus kerrottuna leveydellä ja E on (x – 1) * y + (y – 1) * x jossa x on leveys ja y on korkeus. Eli täydellisen labyrintin generoinnin aikavaativuus riippuu lineaarisesti kartan pinta-alasta. Kartan yhtenäistämisen aikavaativuus riippuu huoneiden määrästä, joka riippuu huoneiden laittamisyritysten lukumäärästä.</text:span></text:p>
      <text:p text:style-name="P1"/>
      <text:p text:style-name="P1"/>
      <text:p text:style-name="P2">Testausdokumentissa tekemieni suorituskykytestien perusteella tekemäni analyysi ei ole ainakaan täysin väärin. <text:s/>Labyrinttigenerointi näyttäisi kasvavan lineaarisesti pinta-alan mukaan (ja eksponentiaalisesti sivun pituuden mukaan).</text:p>
      <text:p text:style-name="P4"><text:span text:style-name="T2">Huonegeneroinnin aikavaativuus ei sen sijaan riippu lineaarisesti yritysmäärän suhteen. Pahin algoritmin tapaus on sellainen, jossa kaikki huoneiden sijoitusyritykset (sijotusyritysten määrä annetaan luokan konstruktorin parametrina) onnistuvat. Eli pahimmassa tapauksessa, jos sijoitusyrityksiä on n määrä niin huoneita luodaan n määrä. Parhaimmassa tapauksessa luodaan vain 1 huone ja loput n-1 huone yritystä epäonnistuvat huone törmäykseen.eli tässä tapauksessa vakio aikaisia huonetörmäystarkistuksia tehdään n-1 määrä eli parhaan tapauksen aikavaativuus on lineaarinen. Pahimmassa tapauksessa jokaiselle huoneelle tehdään törmäystarkistuksia h määrä jossa h on valmiiksi generoitujen huoneiden määrä. Viimeiselle huoneelle n-1 törmäys tarkistusta. Siis koko algoritmissa tehdään pahimmassa tapauksessa 0+1+2+3+4+5+6+7+8+...+n-1 törmäystarkistusta eli törmäystarkistuksia tehdään (1/2)m² + (1/2)m <text:s/>kertaa jossa m = n-1. Eli pahimman tapauksen aikavaativuus on:</text:span></text:p>
      <text:p text:style-name="P5">Levelin koko kasvattaa pahimman tapauksen todennäköisyyttä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1T16:17:01.103173695</meta:creation-date>
    <dc:date>2015-06-21T17:36:32.098732083</dc:date>
    <meta:editing-duration>PT1H12M12S</meta:editing-duration>
    <meta:editing-cycles>4</meta:editing-cycles>
    <meta:generator>LibreOffice/4.2.8.2$Linux_X86_64 LibreOffice_project/420m0$Build-2</meta:generator>
    <meta:document-statistic meta:table-count="0" meta:image-count="0" meta:object-count="0" meta:page-count="1" meta:paragraph-count="6" meta:word-count="208" meta:character-count="1862" meta:non-whitespace-character-count="1656"/>
  </office:meta>
</office:document-meta>
</file>